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e488" officeooo:paragraph-rsid="001ae488"/>
    </style:style>
    <style:style style:name="P2" style:family="paragraph" style:parent-style-name="Standard">
      <style:text-properties officeooo:rsid="001ae488" officeooo:paragraph-rsid="001cd39c"/>
    </style:style>
    <style:style style:name="P3" style:family="paragraph" style:parent-style-name="Standard">
      <style:text-properties officeooo:rsid="001cd39c" officeooo:paragraph-rsid="001cd39c"/>
    </style:style>
    <style:style style:name="T1" style:family="text">
      <style:text-properties officeooo:rsid="001cd3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Modelo Fisico</text:p>
      <text:p text:style-name="P1">4.1 Scripts SQL</text:p>
      <text:p text:style-name="P1"/>
      <text:p text:style-name="P1">Criando relação Pessoa</text:p>
      <text:p text:style-name="P1"><text:tab/>CREATE TABLE Pessoa(</text:p>
      <text:p text:style-name="P1"><text:tab/>cpf VARCHAR(20),</text:p>
      <text:p text:style-name="P1"><text:tab/>nome VARCHAR(100) NOT NULL,</text:p>
      <text:p text:style-name="P1"><text:tab/>telefone VARCHAR(20) NOT NULL,</text:p>
      <text:p text:style-name="P1"><text:tab/>PRIMARY KEY(cpf)</text:p>
      <text:p text:style-name="P1"><text:tab/>);</text:p>
      <text:p text:style-name="P1"/>
      <text:p text:style-name="P1">Criando a relação Funcionario</text:p>
      <text:p text:style-name="P2"><text:tab/><text:span text:style-name="T1">CREATE TABLE Funcionario(</text:span></text:p>
      <text:p text:style-name="P3"><text:tab/>cpfPessoa VARCHAR(20),</text:p>
      <text:p text:style-name="P3"><text:tab/>cargo VARCHAR(20) NOT NULL,</text:p>
      <text:p text:style-name="P3"><text:tab/>dataAdmissao DATE NOT NULL,</text:p>
      <text:p text:style-name="P3"><text:tab/>rua VARCHAR(100) NOT NULL,</text:p>
      <text:p text:style-name="P3"><text:tab/>bairro VARCHAR(100) NOT NULL,</text:p>
      <text:p text:style-name="P3"><text:tab/>numero INT NOT NULL,</text:p>
      <text:p text:style-name="P3"><text:tab/>cidade VARCHAR(50) NOT NULL,</text:p>
      <text:p text:style-name="P3"><text:tab/>status VARCHAR(20) NOT NULL,</text:p>
      <text:p text:style-name="P3"><text:tab/>PRIMARY KEY(cpfPessoa),</text:p>
      <text:p text:style-name="P3"><text:tab/>FOREIGN KEY(cpfPessoa) REFERENCES Pessoa(cpf),</text:p>
      <text:p text:style-name="P3"><text:tab/>CHECK(salario&gt;0)</text:p>
      <text:p text:style-name="P3"><text:tab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4:55:31.764421148</meta:creation-date>
    <dc:date>2018-08-23T15:01:33.952559772</dc:date>
    <meta:editing-duration>PT6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70" meta:character-count="531" meta:non-whitespace-character-count="465"/>
  </office:meta>
</office:document-meta>
</file>